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24-12-1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23-1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22-12-06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21-12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20-12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9-12-11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8-12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7-12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6-12-1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5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3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200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9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78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1402</text:p>
          </table:table-cell>
          <table:table-cell office:value-type="string" calcext:value-type="string">
            <text:p>1975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